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F" style:family="table-column">
      <style:table-column-properties style:column-width="1.693cm"/>
    </style:style>
    <style:style style:name="Tabella1.G" style:family="table-column">
      <style:table-column-properties style:column-width="3.307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Standard">
      <style:paragraph-properties style:shadow="none"/>
      <style:text-properties fo:color="#7e0021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Text_20_body">
      <style:paragraph-properties fo:text-align="end" style:justify-single-word="false" style:shadow="none"/>
      <style:text-properties fo:color="#ff3300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ff3333"/>
    </style:style>
    <style:style style:name="T21" style:family="text">
      <style:text-properties fo:color="#ff3333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3333ff"/>
    </style:style>
    <style:style style:name="T24" style:family="text">
      <style:text-properties fo:color="#3333ff" fo:font-weight="bold" officeooo:rsid="0092ddf7" style:font-weight-asian="bold" style:font-weight-complex="bold"/>
    </style:style>
    <style:style style:name="T25" style:family="text">
      <style:text-properties fo:color="#663300"/>
    </style:style>
    <style:style style:name="T26" style:family="text">
      <style:text-properties fo:color="#663300" fo:font-weight="bold" style:font-weight-asian="bold" style:font-weight-complex="bold"/>
    </style:style>
    <style:style style:name="T27" style:family="text">
      <style:text-properties fo:color="#808080"/>
    </style:style>
    <style:style style:name="T28" style:family="text">
      <style:text-properties fo:color="#ff6600"/>
    </style:style>
    <style:style style:name="T29" style:family="text">
      <style:text-properties fo:font-size="9pt" officeooo:rsid="005e4296" style:font-size-asian="9pt" style:font-size-complex="9pt"/>
    </style:style>
    <style:style style:name="T30" style:family="text">
      <style:text-properties fo:font-size="9pt" officeooo:rsid="00d1ad22" style:font-size-asian="9pt" style:font-size-complex="9pt"/>
    </style:style>
    <style:style style:name="T31" style:family="text">
      <style:text-properties officeooo:rsid="00d1ad22"/>
    </style:style>
    <style:style style:name="T32" style:family="text">
      <style:text-properties officeooo:rsid="00e915b3"/>
    </style:style>
    <style:style style:name="T33" style:family="text">
      <style:text-properties fo:color="#0000ff"/>
    </style:style>
    <style:style style:name="T34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35" style:family="text">
      <style:text-properties fo:color="#800000" fo:font-size="7pt" fo:font-style="italic" style:font-size-asian="7pt" style:font-style-asian="italic" style:font-size-complex="7pt" style:font-style-complex="italic"/>
    </style:style>
    <style:style style:name="T36" style:family="text">
      <style:text-properties fo:color="#ff3300"/>
    </style:style>
    <style:style style:name="T37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38" style:family="text">
      <style:text-properties fo:color="#009900" fo:font-size="8pt" fo:font-style="italic" style:font-size-asian="8pt" style:font-style-asian="italic" style:font-size-complex="8pt" style:font-style-complex="italic"/>
    </style:style>
    <style:style style:name="T39" style:family="text">
      <style:text-properties fo:color="#003300"/>
    </style:style>
    <style:style style:name="T40" style:family="text">
      <style:text-properties fo:color="#666666" fo:font-weight="bold" style:font-weight-asian="bold" style:font-weight-complex="bold"/>
    </style:style>
    <style:style style:name="T41" style:family="text">
      <style:text-properties fo:color="#7e0021" fo:font-weight="bold" style:font-weight-asian="bold" style:font-weight-complex="bold"/>
    </style:style>
    <style:style style:name="T42" style:family="text">
      <style:text-properties fo:color="#660066"/>
    </style:style>
    <style:style style:name="T43" style:family="text">
      <style:text-properties fo:color="#999999"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7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3">Componente</text:p>
          </table:table-cell>
          <table:covered-table-cell/>
          <table:table-cell table:style-name="Tabella1.A2" office:value-type="string">
            <text:p text:style-name="P23">Q.</text:p>
          </table:table-cell>
          <table:table-cell table:style-name="Tabella1.A2" office:value-type="string">
            <text:p text:style-name="P24">Prezzo</text:p>
          </table:table-cell>
          <table:table-cell table:style-name="Tabella1.A2" office:value-type="string">
            <text:p text:style-name="P23">UM</text:p>
          </table:table-cell>
          <table:table-cell table:style-name="Tabella1.A2" office:value-type="string">
            <text:p text:style-name="P23">Totale</text:p>
          </table:table-cell>
          <table:table-cell table:style-name="Tabella1.G2" office:value-type="string">
            <text:p text:style-name="P25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, date_quotation, old_date, simulated_uni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14"><text:placeholder text:placeholder-type="text">&lt;if test="hw"&gt;</text:placeholder><text:span text:style-name="T23"><text:placeholder text:placeholder-type="text">&lt;name&gt;</text:placeholder></text:span><text:span text:style-name="T23"><text:placeholder text:placeholder-type="text">&lt;'' and list_ids&gt;</text:placeholder></text:span><text:span text:style-name="T23"> </text:span><text:span text:style-name="T24">[</text:span><text:span text:style-name="T24"><text:placeholder text:placeholder-type="text">&lt;hw.default_code&gt;</text:placeholder></text:span><text:span text:style-name="T24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41"><text:placeholder text:placeholder-type="text">&lt;'(Peso barra: %s Kg, Pr.U.: %s € - Sim. %s)**' % (element.weight, element.pipe_material_id.last_price or '?', simulated_unit) if element.is_pipe else '' &gt;</text:placeholder></text:span><text:span text:style-name="T4"><text:placeholder text:placeholder-type="text">&lt;'*' if element.bom_industrial_no_price  else '' &gt;</text:placeholder></text:span><text:span text:style-name="T42"><text:placeholder text:placeholder-type="text">&lt;'\n%s' %  fabric_text if fabric_text else ''&gt;</text:placeholder></text:span><text:span text:style-name="T25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2"><text:placeholder text:placeholder-type="text">&lt;q&gt;</text:placeholder></text:p>
          </table:table-cell>
          <table:table-cell table:style-name="Tabella1.D4" office:value-type="string">
            <text:p text:style-name="P13"><text:span text:style-name="T35"><text:placeholder text:placeholder-type="text">&lt;if test="old_date"&gt;</text:placeholder></text:span><text:span text:style-name="T37"><text:placeholder text:placeholder-type="text">&lt;date_quotation &gt;</text:placeholder></text:span><text:span text:style-name="T35"><text:placeholder text:placeholder-type="text">&lt;/if&gt;</text:placeholder></text:span><text:span text:style-name="T35"><text:placeholder text:placeholder-type="text">&lt;if test="not old_date"&gt;</text:placeholder></text:span><text:span text:style-name="T38"><text:placeholder text:placeholder-type="text">&lt;date_quotation &gt;</text:placeholder></text:span><text:span text:style-name="T35"><text:placeholder text:placeholder-type="text">&lt;/if&gt;</text:placeholder></text:span><text:span text:style-name="T34"> </text:span><text:placeholder text:placeholder-type="text">&lt;if test="red_price"&gt;</text:placeholder><text:span text:style-name="T21"><text:placeholder text:placeholder-type="text">&lt;('%10.4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10.4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6"><text:placeholder text:placeholder-type="text">&lt;um&gt;</text:placeholder></text:p>
          </table:table-cell>
          <table:table-cell table:style-name="Tabella1.F4" office:value-type="string">
            <text:p text:style-name="P11"><text:span text:style-name="T22"><text:placeholder text:placeholder-type="text">&lt;if test="red_price"&gt;</text:placeholder></text:span><text:span text:style-name="T20"><text:placeholder text:placeholder-type="text">&lt;('%10.5f' % total).strip()&gt;</text:placeholder></text:span><text:span text:style-name="T22"><text:placeholder text:placeholder-type="text">&lt;/if&gt;</text:placeholder></text:span><text:span text:style-name="T22"><text:placeholder text:placeholder-type="text">&lt;if test="not red_price"&gt;</text:placeholder></text:span><text:placeholder text:placeholder-type="text">&lt;('%10.4f' % total).strip()&gt;</text:placeholder><text:span text:style-name="T22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30"><text:span text:style-name="T43"><text:placeholder text:placeholder-type="text">&lt;'%.4f' % simulated_unit&gt;</text:placeholder></text:span><text:span text:style-name="T43"> </text:span><text:placeholder text:placeholder-type="text">&lt;('%10.4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9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29"><text:span text:style-name="T31">Riepilogo metallo</text:span>: <text:span text:style-name="T31">peso Kg.</text:span> <text:span text:style-name="T29"><text:placeholder text:placeholder-type="text">&lt;pipe_total_weight[0]&gt;</text:placeholder></text:span><text:span text:style-name="T29"> </text:span><text:span text:style-name="T30">Valore €: </text:span><text:span text:style-name="T29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Manodopera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7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2">Costi industriali</text:p>
          </table:table-cell>
          <table:table-cell table:style-name="Tabella1.A11" table:number-columns-spanned="3" office:value-type="string">
            <text:p text:style-name="P20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7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6"><text:span text:style-name="T27"><text:placeholder text:placeholder-type="text">&lt;('%10.5f' % min).strip()&gt;</text:placeholder></text:span><text:span text:style-name="T27"> </text:span>- <text:placeholder text:placeholder-type="text">&lt;('%10.5f' % max).strip()&gt;</text:placeholder> </text:p>
            <text:p text:style-name="P16"><text:span text:style-name="T32">(</text:span><text:span text:style-name="T36"><text:placeholder text:placeholder-type="text">&lt;('Simul.: %10.5f' % simulated_price).strip()&gt;</text:placeholder></text:span><text:span text:style-name="T32">)</text:span></text:p>
          </table:table-cell>
          <table:covered-table-cell/>
          <table:covered-table-cell/>
        </table:table-row>
      </table:table>
      <text:p text:style-name="P26"/>
      <text:p text:style-name="P18"><text:s/><text:placeholder text:placeholder-type="text">&lt;/for&gt;</text:placeholder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08T12:40:40.627824542</dc:date>
    <meta:editing-duration>P7DT21H1M34S</meta:editing-duration>
    <meta:editing-cycles>882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49" meta:character-count="2109" meta:non-whitespace-character-count="1910"/>
    <meta:user-defined meta:name="Info 1"/>
    <meta:user-defined meta:name="Info 2"/>
    <meta:user-defined meta:name="Info 3"/>
    <meta:user-defined meta:name="Info 4"/>
  </office:meta>
</office:document-meta>
</file>